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a78d6"/>
    </style:style>
    <style:style style:name="T1" style:family="text">
      <style:text-properties officeooo:rsid="0018b06d"/>
    </style:style>
    <style:style style:name="T2" style:family="text">
      <style:text-properties officeooo:rsid="001a78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1" text:name="LTw_HasSettings"/>
        <text:user-field-decl office:value-type="string" office:string-value="! &quot; # $ % &amp; ' ( ) * + , - . / : ; &lt; = &gt; ? @ [ \ ] ^ _ ` ‘ ’" text:name="LTw_Punctuation"/>
        <text:user-field-decl office:value-type="string" office:string-value="A" text:name="LTw_column_Word"/>
        <text:user-field-decl office:value-type="string" office:string-value="B" text:name="LTw_column_Correction"/>
        <text:user-field-decl office:value-type="string" office:string-value="C" text:name="LTw_column_Similar Words"/>
        <text:user-field-decl office:value-type="string" office:string-value="D" text:name="LTw_column_Occurrences"/>
        <text:user-field-decl office:value-type="string" office:string-value="E" text:name="LTw_column_Sources"/>
        <text:user-field-decl office:value-type="string" office:string-value="F" text:name="LTw_column_Converted 1"/>
        <text:user-field-decl office:value-type="string" office:string-value="G" text:name="LTw_column_Converted 2"/>
        <text:user-field-decl office:value-type="string" office:string-value="H" text:name="LTw_column_Correct"/>
        <text:user-field-decl office:value-type="string" office:string-value="1" text:name="LTsp_HasSettings"/>
        <text:user-field-decl office:value-type="string" office:string-value="A" text:name="LTsp_column_Word"/>
        <text:user-field-decl office:value-type="string" office:string-value="B" text:name="LTsp_column_Correction"/>
        <text:user-field-decl office:value-type="string" office:string-value="C" text:name="LTsp_column_Similar Words"/>
        <text:user-field-decl office:value-type="string" office:string-value="D" text:name="LTsp_column_Occurrences"/>
        <text:user-field-decl office:value-type="string" office:string-value="E" text:name="LTsp_column_Sources"/>
        <text:user-field-decl office:value-type="string" office:string-value="F" text:name="LTsp_column_Converted 1"/>
        <text:user-field-decl office:value-type="string" office:string-value="G" text:name="LTsp_column_Converted 2"/>
        <text:user-field-decl office:value-type="string" office:string-value="H" text:name="LTsp_column_Correct"/>
        <text:user-field-decl office:value-type="string" office:string-value="\tx \mb" text:name="LTsp_SFM_Markers"/>
        <text:user-field-decl office:value-type="string" office:string-value="! &quot; # $ % &amp; ' ( ) * + , - . / : ; &lt; = &gt; ? @ [ \ ] ^ _ ` ‘ ’" text:name="LTsp_Punctuation"/>
        <text:user-field-decl office:value-type="string" office:string-value="/media/winD/Jim/computing/Office/OOo Linguistic Tools/dev/spelling/goodList1.ods" text:name="LTsp_WordListFile"/>
        <text:user-field-decl office:value-type="string" office:string-value="WholeDoc" text:name="LTsp_WhichScope"/>
        <text:user-field-decl office:value-type="string" office:string-value="" text:name="LTsp_ParaStyle"/>
        <text:user-field-decl office:value-type="string" office:string-value="" text:name="LTsp_CharStyle"/>
        <text:user-field-decl office:value-type="string" office:string-value="Times New Roman" text:name="LTsp_Font"/>
        <text:user-field-decl office:value-type="string" office:string-value="" text:name="LTsp_Affixes"/>
        <text:user-field-decl office:value-type="string" office:string-value="0" text:name="LTsp_MatchCase"/>
        <text:user-field-decl office:value-type="string" office:string-value="0" text:name="LTsp_MatchLimit"/>
        <text:user-field-decl office:value-type="string" office:string-value="m  n&#10;l  r&#10;b  p&#10;c  j&#10;d  s  t  z&#10;f  v&#10;g  k  x&#10;q&#10;b  bb&#10;c  cc&#10;d  dd&#10;f  ff&#10;g  gg&#10;h  hh&#10;j  jj&#10;k  kk&#10;l  ll&#10;m  mm&#10;n  nn&#10;p  pp&#10;q  qq&#10;r  rr&#10;s  ss&#10;t  tt&#10;v  vv&#10;w  ww&#10;x  xx&#10;y  yy&#10;z  zz&#10;" text:name="LTsp_CharComparison"/>
        <text:user-field-decl office:value-type="string" office:string-value="28.0" text:name="LTsp_FontSize"/>
        <text:user-field-decl office:value-type="string" office:string-value="LATIN" text:name="LTsp_Script"/>
        <text:user-field-decl office:value-type="string" office:string-value="1" text:name="LTsp_CompareVowelLength"/>
        <text:user-field-decl office:value-type="string" office:string-value="1" text:name="LTsp_CompareVowelGlides"/>
        <text:user-field-decl office:value-type="string" office:string-value="1" text:name="LTsp_CompareNasals"/>
        <text:user-field-decl office:value-type="string" office:string-value="1" text:name="LTsp_CompareLiquids"/>
        <text:user-field-decl office:value-type="string" office:string-value="1" text:name="LTsp_CompareAspiration"/>
        <text:user-field-decl office:value-type="string" office:string-value="1" text:name="LTsp_ComparePOA"/>
        <text:user-field-decl office:value-type="string" office:string-value="1" text:name="LTsp_CompareGeminates"/>
        <text:user-field-decl office:value-type="string" office:string-value="0" text:name="LTsp_GiveSuggestions"/>
        <text:user-field-decl office:value-type="string" office:string-value="\tx \mb" text:name="LTc_SFM_Markers"/>
        <text:user-field-decl office:value-type="string" office:string-value="1" text:name="LTw_datafile_count"/>
        <text:user-field-decl office:value-type="string" office:string-value="/media/winD/Downloads/Kindle/Andrew Murray - With Christ in the School of Prayer.txt" text:name="LTw_datafile00_path"/>
        <text:user-field-decl office:value-type="string" office:string-value="writerdoc" text:name="LTw_datafile00_type"/>
        <text:user-field-decl office:value-type="string" office:string-value="1" text:name="LTw_datafile00_fieldCount"/>
        <text:user-field-decl office:value-type="string" office:string-value="1" text:name="LTw_datafile00_f00_type"/>
        <text:user-field-decl office:value-type="string" office:string-value="Preformatted Text" text:name="LTw_datafile00_f00_val"/>
        <text:user-field-decl office:value-type="string" office:string-value="1" text:name="LTw_datafile00_includeMisspell"/>
        <text:user-field-decl office:value-type="string" office:string-value="1" text:name="LTw_datafile00_skipFirstRow"/>
        <text:user-field-decl office:value-type="string" office:string-value="1" text:name="LTw_datafile00_splitPhrases"/>
        <text:user-field-decl office:value-type="string" office:string-value="0" text:name="LTw_MatchLimit"/>
      </text:user-field-decls>
      <text:p text:style-name="P1">I am Sam<text:line-break/><text:line-break/>I am Sam<text:line-break/>Sam I am<text:line-break/><text:line-break/>That Sam-I-am<text:line-break/>That Sam-I-am!<text:line-break/>I DEW not like<text:line-break/>that Sam-I-am<text:line-break/><text:line-break/>DEW you like<text:line-break/>green eggs and ham<text:line-break/><text:line-break/>I DEW not like them,<text:line-break/>Sam-I-am.<text:line-break/>I DEW not like<text:line-break/>green eggs and ham.<text:line-break/><text:line-break/>Would you like them<text:line-break/>Here or there?<text:line-break/><text:line-break/>I would not like them<text:line-break/>here or there.<text:line-break/>I would not like them<text:line-break/>anywhere.<text:line-break/>I DEW not like<text:line-break/>green eggs and ham.<text:line-break/>I DEW not like them,<text:line-break/>Sam-I-am<text:line-break/><text:line-break/>Would you like them<text:line-break/>in a house?<text:line-break/>Would you like them<text:line-break/>with a mouse?<text:line-break/><text:line-break/>I DEW not like them<text:line-break/>in a house.<text:line-break/>I DEW not like them<text:line-break/>with a mouse.<text:line-break/>I DEW not like them<text:line-break/>here or there.<text:line-break/>I DEW not like them<text:line-break/>anywhere.<text:line-break/>I DEW not like green eggs and ham.<text:line-break/>I DEW not like them, Sam-I-am.<text:line-break/><text:line-break/><text:line-break/>Would you eat them<text:line-break/>in a box?<text:line-break/><text:soft-page-break/>Would you eat them<text:line-break/>with a fox?<text:line-break/><text:line-break/>Not in a box.<text:line-break/>Not with a fox.<text:line-break/>Not in a house.<text:line-break/>Not with a mouse.<text:line-break/>I would not eat them here or there.<text:line-break/>I would not eat them anywhere.<text:line-break/>I would not eat green eggs and ham.<text:line-break/>I DEW not like them, Sam-I-am.<text:line-break/><text:line-break/>Would you? Could you?<text:line-break/>in a car?<text:line-break/>Eat them! Eat them!<text:line-break/>Here they are.<text:line-break/><text:line-break/>I would not ,<text:line-break/>could not,<text:line-break/>in a car<text:line-break/><text:line-break/>You may like them.<text:line-break/>You will see.<text:line-break/>You may like them<text:line-break/>in a tree?<text:line-break/>I would not, could not in a tree.<text:line-break/>Not in a car! You let me be.<text:line-break/><text:line-break/>I DEW not like them in a box.<text:line-break/>I DEW not like them with a fox<text:line-break/>I DEW not like them in a house<text:line-break/>I DEW not like them with a mouse<text:line-break/>I DEW not like them here or there.<text:line-break/>I DEW not like them anywhere.<text:line-break/>I DEW not like green eggs and ham.<text:line-break/>I DEW not like them, Sam-I-am.<text:line-break/><text:line-break/>A train! A train!<text:line-break/>A train! A train!<text:line-break/>Could you, would you<text:line-break/>on a train?<text:line-break/><text:line-break/>Not on a train! Not in a tree!<text:line-break/>Not in a car! Sam! Let me be!<text:line-break/>I would not, could not, in a box.<text:line-break/>I could not, would not, with a fox.<text:line-break/>I will not eat them with a mouse<text:line-break/>I will not eat them in a house.<text:line-break/>I will not eat them here or there.<text:line-break/><text:soft-page-break/>I will not eat them anywhere.<text:line-break/>I DEW not like them, Sam-I-am.<text:line-break/><text:line-break/><text:line-break/>Say!<text:line-break/>In the dark?<text:line-break/>Here in the dark!<text:line-break/>Would you, could you, in the dark?<text:line-break/><text:line-break/>I would not, could not,<text:line-break/>in the dark.<text:line-break/><text:line-break/>Would you, could you,<text:line-break/>in the rain?<text:line-break/><text:line-break/>I would not, could not, in the rain.<text:line-break/>Not in the dark. Not on a train,<text:line-break/>Not in a car, Not in a tree.<text:line-break/>I DEW not like them, Sam, you see.<text:line-break/>Not in a house. Not in a box.<text:line-break/>Not with a mouse. Not with a fox.<text:line-break/>I will not eat them here or there.<text:line-break/>I DEW not like them anywhere!<text:line-break/><text:line-break/>You DEW not like<text:line-break/>green eggs and ham?<text:line-break/><text:line-break/>I DEW not<text:line-break/>like them,<text:line-break/>Sam-I-am.<text:line-break/><text:line-break/>Could you, would you,<text:line-break/>with a goat?<text:line-break/><text:line-break/>I would not,<text:line-break/>could not.<text:line-break/>with a goat!<text:line-break/><text:line-break/>Would you, could you,<text:line-break/>on a boat?<text:line-break/><text:line-break/>I could not, would not, on a boat.<text:line-break/>I will not, will not, with a goat.<text:line-break/>I will not eat them in the rain.<text:line-break/>I will not eat them on a train.<text:line-break/>Not in the dark! Not in a tree!<text:line-break/>Not in a car! You let me be!<text:line-break/>I DEW not like them in a box.<text:line-break/>I DEW not like them with a fox.<text:line-break/><text:soft-page-break/>I will not eat them in a house.<text:line-break/>I DEW not like them with a mouse.</text:p>
      <text:p text:style-name="P1"><text:line-break/>I DEW not like them here or there.<text:line-break/>I DEW not like them ANYWHERE!<text:line-break/><text:line-break/>I DEW not like<text:line-break/>green eggs<text:line-break/>and ham!<text:line-break/><text:line-break/>I DEW not like them,<text:line-break/>Sam-I-am.<text:line-break/><text:line-break/>You DEW not like them.<text:line-break/>So you say.<text:line-break/>Try them! Try them!<text:line-break/>And you may.<text:line-break/>Try them and you may I say.<text:line-break/><text:line-break/>Sam!<text:line-break/>If you will let me be,<text:line-break/>I will try them.<text:line-break/>You will see.<text:line-break/><text:line-break/>Say!<text:line-break/>I like green eggs and <text:span text:style-name="T1">ham</text:span>!<text:line-break/>I DEW!! I like them, Sam-I-am!<text:line-break/>And I would eat them in a boat!<text:line-break/>And I would eat them with a goat...<text:line-break/>And I will eat them in the rain.<text:line-break/>And in the dark. And on a train.<text:line-break/>And in a car. And in a tree.<text:line-break/>They are so good so good you see!<text:line-break/><text:line-break/>So I will eat them in a box.<text:line-break/>And I will eat them with a fox.<text:line-break/>And I will eat them in a house.<text:line-break/>And I will <text:span text:style-name="T1">eat</text:span> them with a mouse.<text:line-break/>And I will eat them here and there.<text:line-break/>Say! I will eat them ANYWHERE!<text:line-break/><text:line-break/>I DEW so like<text:line-break/>green eggs and ham!<text:line-break/>Thank you!<text:line-break/>Thank you,<text:line-break/>Sam-I-am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ornelsen</meta:initial-creator>
    <meta:creation-date>2013-02-21T10:32:01</meta:creation-date>
    <dc:date>2013-02-23T16:37:35</dc:date>
    <dc:creator>Jim Kornelsen</dc:creator>
    <meta:editing-duration>PT12M8S</meta:editing-duration>
    <meta:editing-cycles>4</meta:editing-cycles>
    <meta:generator>LibreOffice/3.6$Linux_x86 LibreOffice_project/360m1$Build-102</meta:generator>
    <meta:document-statistic meta:table-count="0" meta:image-count="0" meta:object-count="0" meta:page-count="4" meta:paragraph-count="2" meta:word-count="779" meta:character-count="3459" meta:non-whitespace-character-count="2645"/>
  </office:meta>
</office:document-meta>
</file>